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fo:font-size="10pt" officeooo:paragraph-rsid="000052f1" style:font-size-asian="10pt" style:font-size-complex="10pt"/>
    </style:style>
    <style:style style:name="P2" style:family="paragraph" style:parent-style-name="Footer">
      <style:text-properties fo:font-size="10pt" officeooo:paragraph-rsid="000052f1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rsid="000052f1" officeooo:paragraph-rsid="000052f1"/>
    </style:style>
    <style:style style:name="P4" style:family="paragraph" style:parent-style-name="Standard">
      <style:text-properties officeooo:rsid="000052f1" officeooo:paragraph-rsid="000052f1"/>
    </style:style>
    <style:style style:name="P5" style:family="paragraph" style:parent-style-name="Standard">
      <style:paragraph-properties fo:break-before="page"/>
      <style:text-properties officeooo:rsid="000052f1" officeooo:paragraph-rsid="000052f1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officeooo:rsid="000052f1" officeooo:paragraph-rsid="000052f1"/>
    </style:style>
    <style:style style:name="P7" style:family="paragraph" style:parent-style-name="Standard">
      <style:text-properties officeooo:rsid="000116ff" officeooo:paragraph-rsid="000116ff"/>
    </style:style>
    <style:style style:name="T1" style:family="text">
      <style:text-properties fo:font-style="italic" officeooo:rsid="000052f1" style:font-style-asian="italic" style:font-style-complex="italic"/>
    </style:style>
    <style:style style:name="T2" style:family="text">
      <style:text-properties fo:font-style="italic" officeooo:rsid="0002ba7d" style:font-style-asian="italic" style:font-style-complex="italic"/>
    </style:style>
    <style:style style:name="T3" style:family="text">
      <style:text-properties officeooo:rsid="000052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401-TC1-DM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atricia</text:p>
      <text:p text:style-name="P3">Karyne</text:p>
      <text:p text:style-name="P3">David</text:p>
      <text:p text:style-name="P3"/>
      <text:p text:style-name="P3"/>
      <text:p text:style-name="P3"/>
      <text:p text:style-name="P3"/>
      <text:p text:style-name="P3">Remis dans le cadre du cours de</text:p>
      <text:p text:style-name="P3">Armand Roy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égep de Drummondville</text:p>
      <text:p text:style-name="P3">Lundi le?? mai 2013</text:p>
      <text:p text:style-name="P5">Section I</text:p>
      <text:p text:style-name="P4"/>
      <text:p text:style-name="P4">Les informations qui circule dans une entreprise sont d'une importance capital pour le bon fonctionnement de l'entreprise.</text:p>
      <text:p text:style-name="P4"/>
      <text:p text:style-name="P7">Le salaire des employés, dossier etc, (un transfert entre succursale)</text:p>
      <text:p text:style-name="P7">Les compte clients, dettes etc, (lors la création de l'état de résultat)</text:p>
      <text:p text:style-name="P7">Les retours (produit périmé, marchandise abimé)</text:p>
      <text:p text:style-name="P7">La production (besoin de savoir les ventes pour en créer jsute asser mais pas trop)</text:p>
      <text:p text:style-name="P7">Le marketing, (doivent informer les magasin au detail des différente publicité)</text:p>
      <text:p text:style-name="P7">service d'aide, (hold up, c'est un service de soutien)</text:p>
      <text:p text:style-name="P7">Les décisions, (le grand boss quand y doit faire part des décision, coupure etc</text:p>
      <text:p text:style-name="P7">Recherche et développement, (les innovations et technologie nouvelle)</text:p>
      <text:p text:style-name="P7">Les bris, (service d'entretient doivent etre tenu au courant pour entretenir)</text:p>
      <text:p text:style-name="P7">Chicanne entre employé, (ressource humaine)</text:p>
      <text:p text:style-name="P7">Les lois (les entreprise doivent se maintenir a jours et partager le tout avec les dirigeant)</text:p>
      <text:p text:style-name="P7">La concurrence, (Fait par des intentions du quartier au bureau chef)</text:p>
      <text:p text:style-name="P7">fournisseur (prendre les commandes)</text:p>
      <text:p text:style-name="P7">Plainte clients (service de gestion de plainte)</text:p>
      <text:p text:style-name="P7">Gestion des achat et stock (par le biais du systeme informatique</text:p>
      <text:p text:style-name="P7"/>
      <text:p text:style-name="P4">Section II</text:p>
      <text:p text:style-name="P4">(Patricia)</text:p>
      <text:p text:style-name="P4"/>
      <text:p text:style-name="P4">Section III</text:p>
      <text:p text:style-name="P4"/>
      <text:p text:style-name="P4">Différente loi régisse nos entreprise et nous oblige à trouver des solutions pour les respecter et prendre en compte la sécurité des renseignement personnel. </text:p>
      <text:p text:style-name="P4"/>
      <text:p text:style-name="P4">Au fédéral les lois sont : En résumé les renseignement doivent être en sécurité.</text:p>
      <text:p text:style-name="P4"/>
      <text:p text:style-name="P4"/>
      <text:p text:style-name="P4"/>
      <text:p text:style-name="P4"/>
      <text:p text:style-name="P4">Au provincial les lois sont : En résumé les renseignement doivent être en sécurité.</text:p>
      <text:p text:style-name="P4"/>
      <text:p text:style-name="P4">Section IV</text:p>
      <text:p text:style-name="P4">(Karyn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paragraph-rsid="000052f1" style:font-size-asian="10pt" style:font-size-complex="10pt"/>
    </style:style>
    <style:style style:name="MP2" style:family="paragraph" style:parent-style-name="Footer">
      <style:text-properties fo:font-size="10pt" officeooo:paragraph-rsid="000052f1" style:font-size-asian="10pt" style:font-size-complex="10pt"/>
    </style:style>
    <style:style style:name="MT1" style:family="text">
      <style:text-properties fo:font-style="italic" officeooo:rsid="000052f1" style:font-style-asian="italic" style:font-style-complex="italic"/>
    </style:style>
    <style:style style:name="MT2" style:family="text">
      <style:text-properties officeooo:rsid="000052f1"/>
    </style:style>
    <style:style style:name="MT3" style:family="text">
      <style:text-properties fo:font-style="italic" officeooo:rsid="0002ba7d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ystème d'information</text:span><text:span text:style-name="MT2"><text:tab/>401-TC1-DM<text:tab/>Patricia, Karyne</text:span></text:p>
        <text:p text:style-name="MP1"><text:span text:style-name="MT1">des entreprise</text:span><text:span text:style-name="MT3">s</text:span><text:span text:style-name="MT2"><text:tab/>Hiver 2013<text:tab/>David</text:span></text:p>
      </style:header>
      <style:footer>
        <text:p text:style-name="MP2"><text:span text:style-name="MT1">L'information et la circulation en entreprise</text:span><text:span text:style-name="MT2"><text:tab/><text:tab/></text:span><text:span text:style-name="MT2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da </meta:initial-creator>
    <meta:creation-date>2013-04-13T20:02:55</meta:creation-date>
    <dc:date>2013-04-16T00:27:07</dc:date>
    <dc:creator>Dada </dc:creator>
    <meta:editing-duration>P0D</meta:editing-duration>
    <meta:editing-cycles>3</meta:editing-cycles>
    <meta:generator>LibreOffice/3.6$Linux_x86 LibreOffice_project/360m1$Build-2</meta:generator>
    <meta:document-statistic meta:table-count="0" meta:image-count="0" meta:object-count="0" meta:page-count="2" meta:paragraph-count="36" meta:word-count="266" meta:character-count="1720" meta:non-whitespace-character-count="1488"/>
  </office:meta>
</office:document-meta>
</file>